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list-style-name="LFO6" style:family="paragraph"/>
    <style:style style:name="P14" style:parent-style-name="Listenabsatz" style:list-style-name="LFO6" style:family="paragraph"/>
    <style:style style:name="P15" style:parent-style-name="Listenabsatz" style:list-style-name="LFO6" style:family="paragraph"/>
    <style:style style:name="P16" style:parent-style-name="Listenabsatz" style:list-style-name="LFO6" style:family="paragraph"/>
    <style:style style:name="P17" style:parent-style-name="Listenabsatz" style:list-style-name="LFO6" style:family="paragraph"/>
    <style:style style:name="P18" style:parent-style-name="Listenabsatz" style:list-style-name="LFO6" style:family="paragraph"/>
    <style:style style:name="P19" style:parent-style-name="Listenabsatz" style:list-style-name="LFO6" style:family="paragraph"/>
    <style:style style:name="P20" style:parent-style-name="Listenabsatz" style:list-style-name="LFO6" style:family="paragraph"/>
    <style:style style:name="P21" style:parent-style-name="Listenabsatz" style:list-style-name="LFO6" style:family="paragraph"/>
    <style:style style:name="P22" style:parent-style-name="Listenabsatz" style:list-style-name="LFO6" style:family="paragraph"/>
    <style:style style:name="P23" style:parent-style-name="Listenabsatz" style:list-style-name="LFO6" style:family="paragraph"/>
    <style:style style:name="P24" style:parent-style-name="Listenabsatz" style:list-style-name="LFO6" style:family="paragraph"/>
    <style:style style:name="P25" style:parent-style-name="Listenabsatz" style:list-style-name="LFO6" style:family="paragraph"/>
    <style:style style:name="P26" style:parent-style-name="Listenabsatz" style:list-style-name="LFO6" style:family="paragraph"/>
    <style:style style:name="P27" style:parent-style-name="Listenabsatz" style:list-style-name="LFO6" style:family="paragraph"/>
    <style:style style:name="P28" style:parent-style-name="Listenabsatz" style:list-style-name="LFO6" style:family="paragraph"/>
    <style:style style:name="P29" style:parent-style-name="Listenabsatz" style:list-style-name="LFO6" style:family="paragraph"/>
    <style:style style:name="P30" style:parent-style-name="Listenabsatz" style:list-style-name="LFO6" style:family="paragraph"/>
    <style:style style:name="P31" style:parent-style-name="Listenabsatz" style:list-style-name="LFO6" style:family="paragraph">
      <style:text-properties style:font-name-complex="Calibri"/>
    </style:style>
    <style:style style:name="P32" style:parent-style-name="Listenabsatz" style:list-style-name="LFO6" style:family="paragraph">
      <style:text-properties style:font-name-complex="Calibri"/>
    </style:style>
    <style:style style:name="P33" style:parent-style-name="Listenabsatz" style:list-style-name="LFO6" style:family="paragraph"/>
    <style:style style:name="T34" style:parent-style-name="Absatz-Standardschriftart"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Hyperlink" style:family="text">
      <style:text-properties style:font-name-complex="Calibri"/>
    </style:style>
    <style:style style:name="T38" style:parent-style-name="Absatz-Standardschriftart" style:family="text">
      <style:text-properties style:font-name-complex="Calibri"/>
    </style:style>
    <style:style style:name="P39" style:parent-style-name="Listenabsatz" style:list-style-name="LFO6" style:family="paragraph">
      <style:text-properties style:font-name-complex="Calibri"/>
    </style:style>
    <style:style style:name="P40" style:parent-style-name="Listenabsatz" style:list-style-name="LFO6" style:family="paragraph">
      <style:text-properties style:font-name-complex="Calibri"/>
    </style:style>
    <style:style style:name="P41" style:parent-style-name="Listenabsatz" style:list-style-name="LFO6" style:family="paragraph">
      <style:text-properties style:font-name-complex="Calibri"/>
    </style:style>
    <style:style style:name="P42" style:parent-style-name="Listenabsatz" style:list-style-name="LFO6" style:family="paragraph">
      <style:text-properties style:font-name-complex="Calibri"/>
    </style:style>
    <style:style style:name="P43" style:parent-style-name="Listenabsatz" style:list-style-name="LFO6" style:family="paragraph">
      <style:text-properties style:font-name-complex="Calibri"/>
    </style:style>
    <style:style style:name="P44" style:parent-style-name="Listenabsatz" style:list-style-name="LFO6" style:family="paragraph">
      <style:text-properties style:font-name-complex="Calibri"/>
    </style:style>
    <style:style style:name="P45" style:parent-style-name="Listenabsatz" style:list-style-name="LFO6" style:family="paragraph">
      <style:text-properties style:font-name-complex="Calibri"/>
    </style:style>
    <style:style style:name="P46" style:parent-style-name="Listenabsatz" style:list-style-name="LFO6" style:family="paragraph">
      <style:text-properties style:font-name-complex="Calibri"/>
    </style:style>
    <style:style style:name="P47" style:parent-style-name="Listenabsatz" style:list-style-name="LFO6" style:family="paragraph">
      <style:text-properties style:font-name-complex="Calibri"/>
    </style:style>
    <style:style style:name="P48" style:parent-style-name="Listenabsatz" style:list-style-name="LFO6" style:family="paragraph">
      <style:text-properties style:font-name-complex="Calibri"/>
    </style:style>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text-properties style:font-name-complex="Calibri"/>
    </style:style>
    <style:style style:name="P52" style:parent-style-name="Listenabsatz" style:list-style-name="LFO6" style:family="paragraph">
      <style:text-properties style:font-name-complex="Calibri"/>
    </style:style>
    <style:style style:name="P53" style:parent-style-name="Listenabsatz" style:list-style-name="LFO6" style:family="paragraph">
      <style:text-properties style:font-name-complex="Calibri"/>
    </style:style>
    <style:style style:name="P54" style:parent-style-name="Listenabsatz" style:list-style-name="LFO6" style:family="paragraph">
      <style:text-properties style:font-name-complex="Calibri"/>
    </style:style>
    <style:style style:name="P55" style:parent-style-name="Standard" style:family="paragraph">
      <style:text-properties style:font-name-complex="Calibri"/>
    </style:style>
    <style:style style:name="P56" style:parent-style-name="Listenabsatz" style:list-style-name="LFO7" style:family="paragraph">
      <style:text-properties style:font-name-complex="Calibri"/>
    </style:style>
    <style:style style:name="P57" style:parent-style-name="Listenabsatz" style:list-style-name="LFO7" style:family="paragraph">
      <style:text-properties style:font-name-complex="Calibri"/>
    </style:style>
    <style:style style:name="P58" style:parent-style-name="Listenabsatz" style:list-style-name="LFO7" style:family="paragraph">
      <style:text-properties style:font-name-complex="Calibri"/>
    </style:style>
    <style:style style:name="P59" style:parent-style-name="Listenabsatz" style:list-style-name="LFO7" style:family="paragraph">
      <style:text-properties style:font-name-complex="Calibri"/>
    </style:style>
    <style:style style:name="P60" style:parent-style-name="Listenabsatz" style:list-style-name="LFO7" style:family="paragraph">
      <style:text-properties style:font-name-complex="Calibri"/>
    </style:style>
    <style:style style:name="P61" style:parent-style-name="Listenabsatz" style:list-style-name="LFO7" style:family="paragraph">
      <style:text-properties style:font-name-complex="Calibri"/>
    </style:style>
    <style:style style:name="P62" style:parent-style-name="Listenabsatz" style:list-style-name="LFO7" style:family="paragraph">
      <style:text-properties style:font-name-complex="Calibri"/>
    </style:style>
    <style:style style:name="P63" style:parent-style-name="Listenabsatz" style:list-style-name="LFO7" style:family="paragraph">
      <style:text-properties style:font-name-complex="Calibri"/>
    </style:style>
    <style:style style:name="P64" style:parent-style-name="Listenabsatz" style:list-style-name="LFO7" style:family="paragraph">
      <style:text-properties style:font-name-complex="Calibri"/>
    </style:style>
    <style:style style:name="P65" style:parent-style-name="Listenabsatz" style:list-style-name="LFO7" style:family="paragraph">
      <style:text-properties style:font-name-complex="Calibri"/>
    </style:style>
    <style:style style:name="P66" style:parent-style-name="Listenabsatz" style:list-style-name="LFO7" style:family="paragraph">
      <style:text-properties style:font-name-complex="Calibri"/>
    </style:style>
    <style:style style:name="P67" style:parent-style-name="Listenabsatz" style:list-style-name="LFO7" style:family="paragraph">
      <style:text-properties style:font-name-complex="Calibri"/>
    </style:style>
    <style:style style:name="P68" style:parent-style-name="Standard" style:family="paragraph">
      <style:text-properties style:font-name-complex="Calibri"/>
    </style:style>
    <style:style style:name="P69" style:parent-style-name="Listenabsatz" style:list-style-name="LFO8" style:family="paragraph">
      <style:text-properties style:font-name-complex="Calibri"/>
    </style:style>
    <style:style style:name="P70" style:parent-style-name="Listenabsatz" style:list-style-name="LFO9" style:family="paragraph">
      <style:text-properties style:font-name-complex="Calibri"/>
    </style:style>
    <style:style style:name="P71" style:parent-style-name="Standard" style:family="paragraph">
      <style:text-properties style:font-name-complex="Calibri"/>
    </style:style>
    <style:style style:name="P72" style:parent-style-name="Listenabsatz" style:list-style-name="LFO10" style:family="paragraph">
      <style:text-properties style:font-name-complex="Calibri"/>
    </style:style>
    <style:style style:name="P73" style:parent-style-name="Listenabsatz" style:list-style-name="LFO9" style:family="paragraph">
      <style:text-properties style:font-name-complex="Calibri"/>
    </style:style>
    <style:style style:name="P74" style:parent-style-name="Standard" style:family="paragraph">
      <style:text-properties style:font-name-complex="Calibri"/>
    </style:style>
    <style:style style:name="P75" style:parent-style-name="Listenabsatz" style:list-style-name="LFO11" style:family="paragraph">
      <style:text-properties style:font-name-complex="Calibri"/>
    </style:style>
    <style:style style:name="P76" style:parent-style-name="Listenabsatz" style:list-style-name="LFO9" style:family="paragraph">
      <style:text-properties style:font-name-complex="Calibri"/>
    </style:style>
    <style:style style:name="P77" style:parent-style-name="Listenabsatz" style:list-style-name="LFO9" style:family="paragraph"/>
    <style:style style:name="T78" style:parent-style-name="Absatz-Standardschriftart" style:family="text">
      <style:text-properties style:font-name-complex="Calibri"/>
    </style:style>
    <style:style style:name="P79" style:parent-style-name="Listenabsatz" style:list-style-name="LFO9" style:family="paragraph"/>
    <style:style style:name="T80" style:parent-style-name="Absatz-Standardschriftart" style:family="text">
      <style:text-properties style:font-name-complex="Calibri"/>
    </style:style>
    <style:style style:name="P81" style:parent-style-name="Listenabsatz" style:list-style-name="LFO9" style:family="paragraph"/>
    <style:style style:name="T82" style:parent-style-name="Absatz-Standardschriftart" style:family="text">
      <style:text-properties style:font-name-complex="Calibri"/>
    </style:style>
    <style:style style:name="P83" style:parent-style-name="Listenabsatz" style:list-style-name="LFO12" style:family="paragraph"/>
    <style:style style:name="P84" style:parent-style-name="Listenabsatz" style:list-style-name="LFO13" style:family="paragraph"/>
    <style:style style:name="P85" style:parent-style-name="Listenabsatz" style:list-style-name="LFO13" style:family="paragraph"/>
    <style:style style:name="P86" style:parent-style-name="Listenabsatz" style:list-style-name="LFO12" style:family="paragraph"/>
    <style:style style:name="P87" style:parent-style-name="Listenabsatz" style:list-style-name="LFO13" style:family="paragraph"/>
    <style:style style:name="P88" style:parent-style-name="Listenabsatz" style:list-style-name="LFO12" style:family="paragraph"/>
    <style:style style:name="P89" style:parent-style-name="Listenabsatz" style:list-style-name="LFO13" style:family="paragraph"/>
    <style:style style:name="P90" style:parent-style-name="Standard" style:family="paragraph">
      <style:text-properties fo:font-size="20pt" style:font-size-asian="20pt" style:font-size-complex="20pt"/>
    </style:style>
    <style:style style:name="P91" style:parent-style-name="Listenabsatz" style:list-style-name="LFO12" style:family="paragraph"/>
    <style:style style:name="P92" style:parent-style-name="Listenabsatz" style:list-style-name="LFO13" style:family="paragraph"/>
    <style:style style:name="P93" style:parent-style-name="Listenabsatz" style:list-style-name="LFO12" style:family="paragraph"/>
    <style:style style:name="P94" style:parent-style-name="Listenabsatz" style:list-style-name="LFO13" style:family="paragraph"/>
    <style:style style:name="P95" style:parent-style-name="Listenabsatz" style:list-style-name="LFO12" style:family="paragraph"/>
    <style:style style:name="P96" style:parent-style-name="Listenabsatz" style:list-style-name="LFO13" style:family="paragraph"/>
    <style:style style:name="P97" style:parent-style-name="Listenabsatz" style:list-style-name="LFO12" style:family="paragraph"/>
    <style:style style:name="P98" style:parent-style-name="Listenabsatz" style:list-style-name="LFO14" style:family="paragraph"/>
    <style:style style:name="P99" style:parent-style-name="Listenabsatz" style:list-style-name="LFO15" style:family="paragraph"/>
    <style:style style:name="P100" style:parent-style-name="Listenabsatz" style:list-style-name="LFO15" style:family="paragraph"/>
    <style:style style:name="P101" style:parent-style-name="Listenabsatz" style:list-style-name="LFO14" style:family="paragraph"/>
    <style:style style:name="P102" style:parent-style-name="Listenabsatz" style:list-style-name="LFO16" style:family="paragraph"/>
    <style:style style:name="P103" style:parent-style-name="Listenabsatz" style:list-style-name="LFO16" style:family="paragraph"/>
    <style:style style:name="P104" style:parent-style-name="Listenabsatz" style:list-style-name="LFO14" style:family="paragraph"/>
    <style:style style:name="P105" style:parent-style-name="Listenabsatz" style:list-style-name="LFO16" style:family="paragraph"/>
    <style:style style:name="P106" style:parent-style-name="Listenabsatz" style:list-style-name="LFO17" style:family="paragraph"/>
    <style:style style:name="P107" style:parent-style-name="Listenabsatz" style:list-style-name="LFO17" style:family="paragraph"/>
    <style:style style:name="P108" style:parent-style-name="Listenabsatz" style:list-style-name="LFO17" style:family="paragraph"/>
    <style:style style:name="P109" style:parent-style-name="Listenabsatz" style:list-style-name="LFO17" style:family="paragraph"/>
    <style:style style:name="P110" style:parent-style-name="Listenabsatz" style:list-style-name="LFO17" style:family="paragraph"/>
    <style:style style:name="P111" style:parent-style-name="Listenabsatz" style:list-style-name="LFO17" style:family="paragraph"/>
    <style:style style:name="P112" style:parent-style-name="Listenabsatz" style:list-style-name="LFO18" style:family="paragraph"/>
    <style:style style:name="P113" style:parent-style-name="Listenabsatz" style:list-style-name="LFO18" style:family="paragraph"/>
    <style:style style:name="P114" style:parent-style-name="Standard" style:family="paragraph">
      <style:text-properties fo:font-size="15pt" style:font-size-asian="15pt" style:font-size-complex="15pt"/>
    </style:style>
    <style:style style:name="P115" style:parent-style-name="Listenabsatz" style:list-style-name="LFO19" style:family="paragraph"/>
    <style:style style:name="P116" style:parent-style-name="Listenabsatz" style:list-style-name="LFO20" style:family="paragraph"/>
    <style:style style:name="P117" style:parent-style-name="Listenabsatz" style:list-style-name="LFO20" style:family="paragraph"/>
    <style:style style:name="P118" style:parent-style-name="Standard" style:family="paragraph">
      <style:text-properties style:font-name-complex="Calibri"/>
    </style:style>
    <style:style style:name="P119" style:parent-style-name="Listenabsatz" style:list-style-name="LFO20" style:family="paragraph"/>
    <style:style style:name="P120" style:parent-style-name="Standard" style:family="paragraph">
      <style:text-properties style:font-name-complex="Calibri"/>
    </style:style>
    <style:style style:name="P121" style:parent-style-name="Listenabsatz" style:list-style-name="LFO20" style:family="paragraph"/>
    <style:style style:name="P122" style:parent-style-name="Standard" style:family="paragraph">
      <style:text-properties style:font-name-complex="Calibri"/>
    </style:style>
    <style:style style:name="P123" style:parent-style-name="Listenabsatz" style:list-style-name="LFO20" style:family="paragraph"/>
    <style:style style:name="P124" style:parent-style-name="Listenabsatz" style:list-style-name="LFO20" style:family="paragraph"/>
    <style:style style:name="P125" style:parent-style-name="Listenabsatz" style:list-style-name="LFO20" style:family="paragraph"/>
    <style:style style:name="P126" style:parent-style-name="Listenabsatz" style:list-style-name="LFO20" style:family="paragraph"/>
    <style:style style:name="P127" style:parent-style-name="Listenabsatz" style:list-style-name="LFO20" style:family="paragraph"/>
    <style:style style:name="P128" style:parent-style-name="Listenabsatz" style:list-style-name="LFO20" style:family="paragraph"/>
    <style:style style:name="P129" style:parent-style-name="Listenabsatz" style:list-style-name="LFO20" style:family="paragraph"/>
    <style:style style:name="P130" style:parent-style-name="Listenabsatz" style:list-style-name="LFO20" style:family="paragraph"/>
    <style:style style:name="P131" style:parent-style-name="Standard" style:family="paragraph">
      <style:text-properties fo:font-size="15pt" style:font-size-asian="15pt" style:font-size-complex="15pt"/>
    </style:style>
    <style:style style:name="P132" style:parent-style-name="Standard" style:family="paragraph">
      <style:text-properties fo:font-size="15pt" style:font-size-asian="15pt" style:font-size-complex="15pt"/>
    </style:style>
    <style:style style:name="P133" style:parent-style-name="Standard" style:family="paragraph">
      <style:text-properties fo:font-size="15pt" style:font-size-asian="15pt" style:font-size-complex="15pt"/>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fo:font-size="20pt" style:font-size-asian="20pt" style:font-size-complex="20pt"/>
    </style:style>
    <style:style style:name="P138" style:parent-style-name="Standard" style:family="paragraph">
      <style:text-properties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0 bis 1987: Präsident von Kenias Nationalem Frauenrat</text:p>
        </text:list-item>
        <text:list-item>
          <text:p text:style-name="P24">1981 bis 1987: Präsidentin von Kenias Nationalem Frauenrat</text:p>
        </text:list-item>
        <text:list-item>
          <text:p text:style-name="P25">Gehörte bis zu ihrem Tod dem Vorstand an</text:p>
        </text:list-item>
        <text:list-item>
          <text:p text:style-name="P26">1990er: Wegen ihrem Engagement für Umweltschutz und Frauenrechte mochte sie der damalige Staatschef Kenias sie nicht, weswegen sie mehrmals inhaftiert und misshandelt wurde</text:p>
        </text:list-item>
        <text:list-item>
          <text:p text:style-name="P27">Amnesty International (Organisation, die sich weltweit für Menschenrechte einsetzt) setzte sich für sie ein</text:p>
        </text:list-item>
        <text:list-item>
          <text:p text:style-name="P28">Zitat von Wangari Maathai zu Amnesty International: „Ich kann die vielen Male nicht mehr zählen, die Ihr mir das Leben gerettet und unsere Arbeit möglich gemacht habt.“</text:p>
        </text:list-item>
        <text:list-item>
          <text:p text:style-name="P29">1997: erfolglose Kandidierung für das Parlament und das Präsidentenamt</text:p>
        </text:list-item>
        <text:list-item>
          <text:p text:style-name="P30">2002: wurde von einen Wahlbündnis aus mehreren Oppositionsparteien ins kenianische Parlament gewählt und wurde Umweltministerin Kenias</text:p>
        </text:list-item>
        <text:list-item>
          <text:p text:style-name="P31">Neuer Staatspräsident ernannte Maathai zur stellvertretenden Ministerin für Umweltschutz</text:p>
        </text:list-item>
        <text:list-item>
          <text:p text:style-name="P32">Maathai gründete eine Partei namens „Mazingira Green Party of Kenya“ und schaffte es als erste grüne Politikerin Afrikas in die Regierung</text:p>
        </text:list-item>
        <text:list-item>
          <text:p text:style-name="P33"><text:span text:style-name="T34">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5">Wikip</text:span><text:bookmark-start text:name="_Hlt149310063"/><text:bookmark-start text:name="_Hlt149310064"/><text:bookmark-start text:name="_Hlt149310095"/><text:bookmark-start text:name="_Hlt149310096"/><text:span text:style-name="T36">e</text:span><text:bookmark-end text:name="_Hlt149310063"/><text:bookmark-end text:name="_Hlt149310064"/><text:bookmark-end text:name="_Hlt149310095"/><text:bookmark-end text:name="_Hlt149310096"/><text:span text:style-name="T37">dia</text:span></text:a><text:span text:style-name="T38">)</text:span></text:p>
        </text:list-item>
        <text:list-item>
          <text:p text:style-name="P39">Maathai war Mitglied im Club of Rome (Zusammenschluss von Experten verschiedener Disziplinen aus mehreren Ländern und setzt sich für eine nachhaltiger, umweltfreundliche Zukunft der Menschheit ein)</text:p>
        </text:list-item>
        <text:list-item>
          <text:p text:style-name="P40">Ab 2009 war sie Ehrenmitglied beim World Future Council (Organisation für einen gesunden und nachhaltigen Planeten mit gerechten und friedlichen Gesellschaften)</text:p>
        </text:list-item>
        <text:list-item>
          <text:p text:style-name="P41">2009: Vortrag bei der UN-Klimakonferenz in Kopenhagen</text:p>
        </text:list-item>
        <text:list-item>
          <text:p text:style-name="P42">2007: Vortrag beim Nobelpreisträgersymposium Global Sustainability – A Nobel Cause in Potsdam</text:p>
        </text:list-item>
        <text:list-item>
          <text:p text:style-name="P43">25. September 2011: Tot von Wangari Maathai im Kreise ihrer Familie wegen einer Krebserkrankung</text:p>
        </text:list-item>
        <text:list-item>
          <text:p text:style-name="P44">1975: wurde zur Hochschuldozentin (Leiter eines Fachbereiches)</text:p>
        </text:list-item>
        <text:list-item>
          <text:p text:style-name="P45">1976: Vorsitzende des Institutes für veterinäre Anatomie</text:p>
        </text:list-item>
        <text:list-item>
          <text:p text:style-name="P46">1977: außerordentliche Professorin (sie war die erste frau, die diese Position bekommen durfte)</text:p>
        </text:list-item>
        <text:list-item>
          <text:p text:style-name="P47">1972-1977: sie setzte sich für gleiche ökonomische Sachbezüge für weibliche und männliche Mitarbeiter an der Universität ein (gleiche Gehälter, rechte etc.)</text:p>
        </text:list-item>
        <text:list-item>
          <text:p text:style-name="P48">Sie versuchte zum Beispiel den Interessenverband der Mitarbeiter an der Universität in eine Gewerkschaft zu verwandeln, was aber vom Gerichtshof abgelehnt wurde</text:p>
        </text:list-item>
        <text:list-item>
          <text:p text:style-name="P49">1973: Maathai wurde Direktorin des Roten Kreuzes in der kenianischen Gesellschaft</text:p>
        </text:list-item>
        <text:list-item>
          <text:p text:style-name="P50">1970er Jahre: Tätigkeit in der kenianischen Gesellschaft für Akademikerinnen</text:p>
        </text:list-item>
        <text:list-item>
          <text:p text:style-name="P51">1976: Vorstandsmitglied des Environment Liaison Centrum</text:p>
        </text:list-item>
        <text:list-item>
          <text:p text:style-name="P52">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3">Jun i 1976: Sie nahm an der ersten UN-Konferenz für menschliche Siedlungen – Habitat I teil</text:p>
        </text:list-item>
        <text:list-item>
          <text:p text:style-name="P54">1977: Sie sprach im National Council of Women in Kenia über ihre Teilnahme an der UN-Konferenz. Sie schlug vor, weitere Bäume zu pflanzen und zur Gründung der Grüngürtel-Bewegung (Green Belt Movement) führte.</text:p>
        </text:list-item>
      </text:list>
      <text:p text:style-name="P55">Zum Green Belt Movement:</text:p>
      <text:list text:style-name="LFO7" text:continue-numbering="true">
        <text:list-item>
          <text:p text:style-name="P56">Eine Organisation, die Umwelt schützen soll und gleichzeitig die Lebensbedingungen und -umstände verbessern soll</text:p>
        </text:list-item>
        <text:list-item>
          <text:p text:style-name="P57">Gründung: 1977 von Wangari Maathai</text:p>
        </text:list-item>
        <text:list-item>
          <text:p text:style-name="P58">Soll auf die Probleme kenianischer Bäuerinnen aufmerksam machen</text:p>
        </text:list-item>
        <text:list-item>
          <text:p text:style-name="P59">Die Probleme: ihre Flüsse trocknen aus und sie müssen weit Wege zurücklegen, um Feuerholz zu organisieren</text:p>
        </text:list-item>
        <text:list-item>
          <text:p text:style-name="P60">Die Bewegung sollte Frauen dazu motivieren, Samen zu säen und Bäume zu pflanzen, um den Boden zu festigen, Regenwasser zu speichern, Nahrung und Feuerholz bereitzustellen. Außerdem erhielten sie etwas Geld für ihre Arbeit.</text:p>
        </text:list-item>
        <text:list-item>
          <text:p text:style-name="P61">Erste Bäume (7 Stück) wurden am 5. Juni 1977 (dem Welt-Umwelttag) in Nairobi gepflanzt</text:p>
        </text:list-item>
        <text:list-item>
          <text:p text:style-name="P62">Frauen im ganzen Land legten Baumschulen (Felder ab für Bäume) an</text:p>
        </text:list-item>
        <text:list-item>
          <text:p text:style-name="P63">Es wurden insgesamt 45 Millionen Bäume gepflanzt</text:p>
        </text:list-item>
        <text:list-item>
          <text:p text:style-name="P64">Zusätzlich werden Frauen zu Imkerinnen (Bienenzüchter), Försterinnen (Verwaltung von Wäldern) und Nahrungsmitteltechnikerinnen (Herstellung von Nahrungsmitteln)</text:p>
        </text:list-item>
        <text:list-item>
          <text:p text:style-name="P65">Später kämpfte die Bewegung für demokratische Rechte der Frauen. Der Präsident versucht dies zu unterdrücken, weswegen sie festgenommen wird aber später auf Kaution freigelassen.</text:p>
        </text:list-item>
        <text:list-item>
          <text:p text:style-name="P66">Wegen internationalem Druck ließ die<text:s/>kenianische<text:s/>Regierung die Anklage gegen Maathai fallen.</text:p>
        </text:list-item>
        <text:list-item>
          <text:p text:style-name="P67"/>
        </text:list-item>
      </text:list>
      <text:p text:style-name="P68"/>
      <text:list text:style-name="LFO8" text:continue-numbering="true">
        <text:list-item>
          <text:p text:style-name="P69">Äußere Lebensumstände wie Wohnort, Zeit und gesellschaftliche Stellung</text:p>
        </text:list-item>
      </text:list>
      <text:list text:style-name="LFO9" text:continue-numbering="true">
        <text:list-item>
          <text:p text:style-name="P70">1972-1977: Arbeitet in Nairobi</text:p>
        </text:list-item>
      </text:list>
      <text:p text:style-name="P71"/>
      <text:list text:style-name="LFO10" text:continue-numbering="true">
        <text:list-item>
          <text:p text:style-name="P72">Auffälligkeiten in der Gestik und Mimik</text:p>
        </text:list-item>
      </text:list>
      <text:list text:style-name="LFO9" text:continue-numbering="true">
        <text:list-item>
          <text:p text:style-name="P73">Betonte Gesichtsausdrücke</text:p>
        </text:list-item>
      </text:list>
      <text:p text:style-name="P74"/>
      <text:list text:style-name="LFO11" text:continue-numbering="true">
        <text:list-item>
          <text:p text:style-name="P75">Verhalten und Verhaltensmuster</text:p>
        </text:list-item>
      </text:list>
      <text:list text:style-name="LFO9" text:continue-numbering="true">
        <text:list-item>
          <text:p text:style-name="P76">Durch ihre Tätigkeiten in verschiedenen Jobs wurde ihr bewusst, dass die Wurzeln von Kenias Problemen in der Verschlechterung der Umweltbedingungen liegen (kommt das in Ideologie/Einstellung??)</text:p>
        </text:list-item>
        <text:list-item>
          <text:p text:style-name="P77"><text:span text:style-name="T78">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item>
          <text:p text:style-name="P79"><text:span text:style-name="T80">Versucht friedlich und demokratisch ihre Ziele zu erreichen</text:span></text:p>
        </text:list-item>
        <text:list-item>
          <text:p text:style-name="P81"><text:span text:style-name="T82">Handelt im Vorteil der Natur</text:span></text:p>
        </text:list-item>
      </text:list>
      <text:p text:style-name="Standard"/>
      <text:list text:style-name="LFO12" text:continue-numbering="true">
        <text:list-item>
          <text:p text:style-name="P83">Interaktion mit anderen Personen</text:p>
        </text:list-item>
      </text:list>
      <text:list text:style-name="LFO13" text:continue-numbering="true">
        <text:list-item>
          <text:p text:style-name="P84">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item>
          <text:p text:style-name="P85">Kommunikation per Brief an die „westliche Welt“</text:p>
        </text:list-item>
      </text:list>
      <text:p text:style-name="Standard"/>
      <text:list text:style-name="LFO12" text:continue-numbering="true">
        <text:list-item>
          <text:p text:style-name="P86">Familiäre, freundschaftliche und intime Beziehungen</text:p>
        </text:list-item>
      </text:list>
      <text:list text:style-name="LFO13" text:continue-numbering="true">
        <text:list-item>
          <text:p text:style-name="P87">Dritte von sechs Kindern (2 Brüder)</text:p>
        </text:list-item>
      </text:list>
      <text:p text:style-name="Standard"/>
      <text:list text:style-name="LFO12" text:continue-numbering="true">
        <text:list-item>
          <text:p text:style-name="P88">Eigenschaften (sensibel, munter, skeptisch, jähzornig, etc.)</text:p>
        </text:list-item>
      </text:list>
      <text:list text:style-name="LFO13" text:continue-numbering="true">
        <text:list-item>
          <text:p text:style-name="P89">Platzhalter</text:p>
        </text:list-item>
      </text:list>
      <text:p text:style-name="Standard"/>
      <text:p text:style-name="Standard"/>
      <text:soft-page-break/>
      <text:p text:style-name="P90">Bezug zum Bemühen um Frieden und Demokratie herstellen</text:p>
      <text:list text:style-name="LFO12" text:continue-numbering="true">
        <text:list-item>
          <text:p text:style-name="P91">Ängste</text:p>
        </text:list-item>
      </text:list>
      <text:list text:style-name="LFO13" text:continue-numbering="true">
        <text:list-item>
          <text:p text:style-name="P92">Platzhalter</text:p>
        </text:list-item>
      </text:list>
      <text:p text:style-name="Standard"/>
      <text:list text:style-name="LFO12" text:continue-numbering="true">
        <text:list-item>
          <text:p text:style-name="P93">Ideologie/Einstellung</text:p>
        </text:list-item>
      </text:list>
      <text:list text:style-name="LFO13" text:continue-numbering="true">
        <text:list-item>
          <text:p text:style-name="P94">„Grün“; ihr Ziel drehte sich immer um die Natur, insbesondere Bäume wie man es an dem Green Belt Movement sehen kann.</text:p>
        </text:list-item>
      </text:list>
      <text:p text:style-name="Standard"/>
      <text:list text:style-name="LFO12" text:continue-numbering="true">
        <text:list-item>
          <text:p text:style-name="P95">Absicht</text:p>
        </text:list-item>
      </text:list>
      <text:list text:style-name="LFO13" text:continue-numbering="true">
        <text:list-item>
          <text:p text:style-name="P96">Verbesserung der Umweltlichen, Familiären und Demokratischen Zustände</text:p>
        </text:list-item>
      </text:list>
      <text:p text:style-name="Standard"/>
      <text:list text:style-name="LFO12" text:continue-numbering="true">
        <text:list-item>
          <text:p text:style-name="P97">Bezug zum Heimatland der Person</text:p>
        </text:list-item>
      </text:list>
      <text:list text:style-name="LFO14" text:continue-numbering="true">
        <text:list-item>
          <text:p text:style-name="P98">Welche politische Rolle nimmt die Person im Heimatland ein?</text:p>
        </text:list-item>
      </text:list>
      <text:list text:style-name="LFO15" text:continue-numbering="true">
        <text:list-item>
          <text:p text:style-name="P99">Frauenrechtlerin</text:p>
        </text:list-item>
        <text:list-item>
          <text:p text:style-name="P100">Umweltministerin</text:p>
        </text:list-item>
      </text:list>
      <text:list text:style-name="LFO14" text:continue-numbering="true">
        <text:list-item>
          <text:p text:style-name="P101">Mögliche Probleme, die in diesem Land herrschten</text:p>
        </text:list-item>
      </text:list>
      <text:list text:style-name="LFO16" text:continue-numbering="true">
        <text:list-item>
          <text:p text:style-name="P102">Ungleichberechtigung der Frauen</text:p>
        </text:list-item>
        <text:list-item>
          <text:p text:style-name="P103">Ethnische Konflikten (es gab 42 verschiedene Nationalitäten)</text:p>
        </text:list-item>
      </text:list>
      <text:list text:style-name="LFO14" text:continue-numbering="true">
        <text:list-item>
          <text:p text:style-name="P104">Veränderungen (positiv oder negativ), die die Person im Heimatland erwirken konnte (in Bezug auf Friedens- und Demokratiepolitik)</text:p>
        </text:list-item>
      </text:list>
      <text:list text:style-name="LFO16" text:continue-numbering="true">
        <text:list-item>
          <text:p text:style-name="P105">Stärkung der Frauenrechte</text:p>
        </text:list-item>
      </text:list>
      <text:p text:style-name="Standard"/>
      <text:p text:style-name="Standard">z) andere Dinge die ich später noch einordne</text:p>
      <text:list text:style-name="LFO17" text:continue-numbering="true">
        <text:list-item>
          <text:p text:style-name="P106">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107">Der Friedensnobelpreis 2004 ging zum ersten Mal an eine Afrikanerin und zum zweiten Mal nach 1991/1992 in zwei aufeinanderfolgenden Jahren an eine Frau</text:p>
        </text:list-item>
        <text:list-item>
          <text:p text:style-name="P108">Im Jahr 2004 war die Erwähnung von Umweltschutz für den Preis eine Neuerung</text:p>
        </text:list-item>
        <text:list-item>
          <text:p text:style-name="P109">Als sie im Jahr 1940 geboren wurde war Kenia noch eine britische Kolonie</text:p>
        </text:list-item>
        <text:list-item>
          <text:p text:style-name="P110">Schließt 1966 ihr Studium mit einem Mastertitel in Biologie ab</text:p>
        </text:list-item>
        <text:list-item>
          <text:p text:style-name="P111">Wangari Maathai hat zwei Kinder</text:p>
        </text:list-item>
      </text:list>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text:span><text:bookmark-start text:name="_Hlt151644866"/><text:bookmark-start text:name="_Hlt151644867"/><text:span text:style-name="Hyperlink">n</text:span><text:bookmark-end text:name="_Hlt151644866"/><text:bookmark-end text:name="_Hlt151644867"/><text:span text:style-name="Hyperlink">ta</text:span><text:bookmark-start text:name="_Hlt151647810"/><text:bookmark-start text:name="_Hlt151647811"/><text:span text:style-name="Hyperlink">r</text:span><text:bookmark-end text:name="_Hlt151647810"/><text:bookmark-end text:name="_Hlt151647811"/><text:span text:style-name="Hyperlink">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8" text:continue-numbering="true">
        <text:list-item>
          <text:p text:style-name="P112">Sie gründete das Unternehmen Mivuko</text:p>
        </text:list-item>
        <text:list-item>
          <text:p text:style-name="P113">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text:p text:style-name="Standard"/>
      <text:p text:style-name="P114">Notizen Dokumentarfilm</text:p>
      <text:p text:style-name="Standard">Name und Alter der Person</text:p>
      <text:list text:style-name="LFO19" text:continue-numbering="true">
        <text:list-item>
          <text:p text:style-name="P115">Platzhalter</text:p>
        </text:list-item>
      </text:list>
      <text:p text:style-name="Standard"/>
      <text:p text:style-name="Standard">Beruf und Herkunft</text:p>
      <text:list text:style-name="LFO20" text:continue-numbering="true">
        <text:list-item>
          <text:p text:style-name="P116">Platzhalter</text:p>
        </text:list-item>
      </text:list>
      <text:p text:style-name="Standard"/>
      <text:p text:style-name="Standard">Persönliche Geschichte</text:p>
      <text:list text:style-name="LFO20" text:continue-numbering="true">
        <text:list-item>
          <text:p text:style-name="P117">Platzhalter</text:p>
        </text:list-item>
      </text:list>
      <text:p text:style-name="Standard"/>
      <text:p text:style-name="P118">Äußere Lebensumstände wie Wohnort, Zeit und gesellschaftliche Stellung</text:p>
      <text:list text:style-name="LFO20" text:continue-numbering="true">
        <text:list-item>
          <text:p text:style-name="P119">Platzhalter</text:p>
        </text:list-item>
      </text:list>
      <text:p text:style-name="Standard"/>
      <text:p text:style-name="P120">Auffälligkeiten in der Gestik und Mimik</text:p>
      <text:list text:style-name="LFO20" text:continue-numbering="true">
        <text:list-item>
          <text:p text:style-name="P121">Platzhalter</text:p>
        </text:list-item>
      </text:list>
      <text:p text:style-name="Standard"/>
      <text:p text:style-name="P122">Verhalten und Verhaltensmuster</text:p>
      <text:list text:style-name="LFO20" text:continue-numbering="true">
        <text:list-item>
          <text:p text:style-name="P123">Platzhalter</text:p>
        </text:list-item>
      </text:list>
      <text:p text:style-name="Standard"/>
      <text:p text:style-name="Standard">Interaktion mit anderen Personen</text:p>
      <text:list text:style-name="LFO20" text:continue-numbering="true">
        <text:list-item>
          <text:p text:style-name="P124">Platzhalter</text:p>
        </text:list-item>
      </text:list>
      <text:p text:style-name="Standard"/>
      <text:p text:style-name="Standard">Familiäre, freundschaftliche und intime Beziehungen</text:p>
      <text:list text:style-name="LFO20" text:continue-numbering="true">
        <text:list-item>
          <text:p text:style-name="P125">Platzhalter</text:p>
        </text:list-item>
      </text:list>
      <text:p text:style-name="Standard"/>
      <text:p text:style-name="Standard">Eigenschaften (sensibel, munter, skeptisch, jähzornig, etc.)</text:p>
      <text:list text:style-name="LFO20" text:continue-numbering="true">
        <text:list-item>
          <text:p text:style-name="P126">Platzhalter</text:p>
        </text:list-item>
      </text:list>
      <text:p text:style-name="Standard"/>
      <text:p text:style-name="Standard">Ängste</text:p>
      <text:list text:style-name="LFO20" text:continue-numbering="true">
        <text:list-item>
          <text:p text:style-name="P127">Platzhalter</text:p>
        </text:list-item>
      </text:list>
      <text:p text:style-name="Standard"/>
      <text:p text:style-name="Standard">Ideologie/Einstellung</text:p>
      <text:list text:style-name="LFO20" text:continue-numbering="true">
        <text:list-item>
          <text:p text:style-name="P128">Platzhalter</text:p>
        </text:list-item>
      </text:list>
      <text:p text:style-name="Standard"/>
      <text:p text:style-name="Standard">Absicht</text:p>
      <text:list text:style-name="LFO20" text:continue-numbering="true">
        <text:list-item>
          <text:p text:style-name="P129">Platzhalter</text:p>
        </text:list-item>
      </text:list>
      <text:p text:style-name="Standard"/>
      <text:p text:style-name="Standard">Bezug zum Heimatland der Person</text:p>
      <text:list text:style-name="LFO20" text:continue-numbering="true">
        <text:list-item>
          <text:p text:style-name="P130">Platzhalter</text:p>
        </text:list-item>
      </text:list>
      <text:p text:style-name="Standard"/>
      <text:p text:style-name="Standard"/>
      <text:p text:style-name="P131">vom Dokumentarfilm</text:p>
      <text:p text:style-name="Standard">Als kleines Kind kannte Wangari Maathai einen großen Baum, neben dem ein Fluss Floss und ihre Mutter sagte, der Baum dient nicht für das Feuerholz, weil es ein Baum von Gott war.</text:p>
      <text:p text:style-name="Standard">Jahrzehnte später kam sie zurück und der Baum war gefällt und der Fluss war nicht mehr da.</text:p>
      <text:p text:style-name="Standard"/>
      <text:p text:style-name="Standard">Maathai erklärt, wie Grundwasser entsteht (Regen fällt, dann versickert das Wasser im Boden und dadurch haben Flüsse Wasser)</text:p>
      <text:p text:style-name="Standard"/>
      <text:p text:style-name="Standard">Sie sagt, dass Leute nicht wissen, wie wichtig das Ökosystem für das Überleben der Menschen ist</text:p>
      <text:p text:style-name="Standard"/>
      <text:p text:style-name="Standard">Eine einheimische erzählt:</text:p>
      <text:p text:style-name="Standard">„Wegen dem Bevölkerungswachstum mussten mehr Bäume gefällt werden und immer mehr Flüsse trockneten aus“</text:p>
      <text:p text:style-name="Standard"/>
      <text:soft-page-break/>
      <text:p text:style-name="Standard">Mitte 1970er hatte 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Wegen dem Feuerholz Mangel änderten viele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Standard">Beim Green Belt Movement waren den Forstwirten 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 sammeln, um die Bäume zu pflanzen damit einheimische Bäume sich schneller vermehren konnten.</text:p>
      <text:p text:style-name="Standard">Falls jemand es geschafft hat, einen Baum zu pflanzen der dann auch überlebt, wurde die Frau mit ungefähr 4 US-Cent bezahlt.</text:p>
      <text:p text:style-name="Standard">Eine Einheimische erzählt 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Eine Einheimische sagt:</text:p>
      <text:p text:style-name="Standard">„Green Belt hat mir beigebracht, wie ich neue Pflanzen pflanze damit ich es nicht kaufen muss. Meine Kinder sind durch die bessere Nahrung gesünder.“</text:p>
      <text:p text:style-name="Standard"/>
      <text:p text:style-name="P132">Kenianische Regierung nach der Kolonialzeit</text:p>
      <text:p text:style-name="Standard">Die Regierung sah lange das Land, die Wälder etc. als Land des Staates („Land der Krone“) und holzten weiter ab, um Profit zu machen.</text:p>
      <text:p text:style-name="Standard">Es wurde abgeholzt, um Landwirtschaftliche Flächen für Tee und Kaffee Produktion zu schaffen.</text:p>
      <text:p text:style-name="Standard">Kritiker wurden verhaftet oder sogar getötet.</text:p>
      <text:p text:style-name="Standard">Im Jahr 1989 wollte der damalige Präsident von Kenia ein Hochhaus und eine Statue von ihm im einzigen großen Park in Nairobi, der Hauptstadt Kenias, bauen. Wangari Maathai wollte protestieren.</text:p>
      <text:soft-page-break/>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odurch 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 unterdrückend war, äußerte sich Wangari Maathai gegen die Regierung.</text:p>
      <text:p text:style-name="Standard">In Uhuru Park versammelten sich Frauen die gegen die Verhaftung ihrer Verwandten und Freunden wegen politischen Gründen. Sie hingen Plakate auf und forderten dies. Sie übergaben der Regierung ein Brief mit ihren Begründungen.</text:p>
      <text:p text:style-name="Standard">Wangari entschied, dass sie im „Freedom Corner“ in Form eines Hungerstreikes protestieren sollten. Sie wollten warten, bis die Verhafteten frei gelassen werden. Leute die Folter erfuhren Tritten dem Protest am dritten Tag bei und erzählten ihre Geschichten.</text:p>
      <text:p text:style-name="Standard">Am dritten Tag hat die Regierung mit Gewalt eingegriffen.</text:p>
      <text:p text:style-name="Standard">Die Frauen haben sich ausgezogen 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 brechen, weil das dem System eine Ausrede geben würde, sie zu beseitigen.</text:p>
      <text:p text:style-name="Standard">Wangari bemerkte, dass Präsidenten Zugang zu den nationalen Ressourcen hatten, wodurch sie diese ausnutzen können, um andere einheimische Völker zu schwächen.</text:p>
      <text:p text:style-name="Standard">Das Programm für Zivile und Umweltliche Edukation wurde im Green Belt Movement geschaffen.</text:p>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 äußern, um Veränderung zu bringen.</text:p>
      <text:p text:style-name="Standard">Im Jahr 2002 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 Eventuell wurde Gewalt angewendet, woraus ein Protest resultierte gegen die Abholzung von öffentlichem Land. Es wurde in der ganzen Nation bekannt und aus jeder Bevölkerungsgruppe traten Protestoren bei, um die Abholzung zu stoppen. Die Regierung griff bald mit Gewalt ein. Nach einem Protest, der ein Jahr lang ging, wurde Konstruktion und Abholzung in Karura Forest gestoppt.</text:p>
      <text:p text:style-name="Standard"/>
      <text:p text:style-name="Standard">In der Nähe einer Kirche versammelten sich manchmal 500 bis 1000 Leute (vor allem Frauen) und sprachen über demokratische Ideale. Wangari Maathai und anderen Protestoren konnten sich im Notfall in dem Bunker der Kirche verstecken. Nach 11 Monaten zog sich Moi (der damalige Präsident) zurück und ließ die Kinder der Frauen frei.</text:p>
      <text:p text:style-name="Standard"/>
      <text:p text:style-name="P133">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 abgeholzt, um an Holz zu kommen.</text:p>
      <text:p text:style-name="Standard">Die Kultur wurde immer mehr Britisch und christlich.</text:p>
      <text:p text:style-name="Standard">Idee: Zeitstrahl, um Hintergrundwissen zur Regierung zu übermitteln</text:p>
      <text:p text:style-name="Standard"/>
      <text:p text:style-name="P134">Kolonialzeit (Ende des 19. Jahrhunderts bis 1963)</text:p>
      <text:p text:style-name="Standard">Kein demokratisches System, politische Gegner wurden eingesperrt/getötet)</text:p>
      <text:p text:style-name="Standard"/>
      <text:p text:style-name="P135">Nach der Unabhängigkeit (1963 bis ca. 2002)</text:p>
      <text:p text:style-name="Standard">Präsident bestimmte den Nachfolger, der dann durch eine Wahl bestätigt wird</text:p>
      <text:p text:style-name="Standard">Unterdrückung politischer Gegner, Wahlbetrug</text:p>
      <text:p text:style-name="Standard">Multi Parteien Staat aber eine Autokratie</text:p>
      <text:p text:style-name="Standard">Wahlen waren irregulär (z.B. konnte Daniel arap Moi 24 Jahre lang an der Macht als<text:s/>Präsident bleiben, es gab aber nur 2<text:s/>Wahlen)</text:p>
      <text:p text:style-name="Standard"/>
      <text:p text:style-name="P136">Nach Daniel arap Moi (2002 bis heute)</text:p>
      <text:p text:style-name="Standard">National Alliance of Rainbow Coalition (Liberale, Pro-Demokratische Parteien Bündnis) kam an die Macht</text:p>
      <text:p text:style-name="Standard">Weniger bis gar keine Gewalt gegen Opposition</text:p>
      <text:p text:style-name="Standard"/>
      <text:p text:style-name="Standard"/>
      <text:p text:style-name="Standard"/>
      <text:p text:style-name="Standard"/>
      <text:soft-page-break/>
      <text:p text:style-name="P137">Seminare zur Demokratie Infos</text:p>
      <text:p text:style-name="Standard">Das<text:s/>Programm,<text:s/>unter dem die Seminare<text:s/>stattfanden,<text:s/>hieß „Civic and Environmental Education“ und wurde vom Green Belt Movement organisiert.</text:p>
      <text:p text:style-name="P138">Beispielhafter<text:s/>Ablauf eines Seminars:</text:p>
      <text:p text:style-name="Standard">Die Teilnehmer*innen wurden befragt, was für Probleme<text:s/>sie<text:s/>in ihren Gemeinden und allgemein in Kenia<text:s/>haben.</text:p>
      <text:p text:style-name="Standard">Die Teilnehmer*innen waren der Meinung, dass die Regierung schuld an den Problemen sei.</text:p>
      <text:p text:style-name="Standard">Die Teilnehmer*innen wurden belehrt, dass viele der Probleme von ihnen selbst<text:s/>verursacht wurden.</text:p>
      <text:p text:style-name="Standard">Der Lehrer meinte, dass wenn die Teilnehmer*innen Probleme hatten, dass sie etwas falsch gemacht haben. Es<text:s/>sei so, als ob man die falschen Schritte gegangen ist<text:s/>(oder mit dem falschen Bus gefahren ist). Man endet dann an einem falschen Ort und hat viele<text:s/>Probleme,<text:s/>die dadurch verursacht werden.</text:p>
      <text:p text:style-name="Standard">Die Teilnehmer*innen<text:s/>wurden danach gefragt, wieso jemand sich verirrt.<text:s/>Die<text:s/>Antworten<text:s/>wurden aufgeschrieben.</text:p>
      <text:p text:style-name="Standard">Die Teilnehmer*innen wurden darauffolgend gefragt, ob sie glauben, dass sie diese Probleme haben, weil sie den falschen Weg gegangen sind.</text:p>
      <text:p text:style-name="Standard">Die Teilnehmer*inne wurden dann<text:s/>befragt,<text:s/>wieso sie sich verirrt haben und haben das mithilfe der schon aufgeschriebenen Antworten, wieso sich überhaupt jemand verirrt, ermittelt.</text:p>
      <text:p text:style-name="Standard">Die Teilnehmer*innen kamen zum Entschluss, dass mehr Bildung gebraucht wird, besonders bei den Kindern. Die Bildung würde dazu führen, dass die Teilnehmer*innen dann den Mut haben, den „Bus“ Fahrer<text:s/>(also die Regierung) zu konfrontieren.</text:p>
      <text:p text:style-name="Standard">Dieses Seminar<text:s/>brach bei, dass es ein wichtiger Teil der Demokratie ist, Fragen zu stellen und auch mal die Regierung mit diesen Fragen zu konfrontieren.</text:p>
      <text:p text:style-name="Standard"/>
      <text:p text:style-name="P139">Protest 1992</text:p>
      <text:p text:style-name="Standard">Frauen versammelten sich im Uhuru<text:s/>Park,<text:s/>um der Regierung druck zu machen, ihre Söhne, Freunde und andere Verwandte freizulassen, die wegen politischen Gründen (also negative Aussagen zur Regierung) verhaftet wurden.<text:s/></text:p>
      <text:p text:style-name="Standard">Sie hingen Plakate in der Stadt auf, auf denen ihre Anforderungen stehen. Danach gingen sie zu einem Berater der Regierung und gaben ihm ein Dokument, das Argumente beinhaltete.</text:p>
      <text:p text:style-name="Standard">Der Berater sagte, dass die Regierung<text:s/>etwas machen wird (lüge).</text:p>
      <text:p text:style-name="Standard">Wangari Maathai entschied sich, einen Hungerstreik in dem Freedom Corner anzufangen, der so lange dauerte, bis ihre Anforderungen befriedigt wurden.</text:p>
      <text:p text:style-name="Standard">Am dritten Tag des Hungerstreiks fingen an, Leute zu kommen, die Opfer von Folter waren<text:s/>und es den Protestoren erzählten.</text:p>
      <text:p text:style-name="Standard">Die Regierung antwortete am dritten Tag mit Gewalt, woraufhin die Frauen sich auszogen.<text:s/>Die Logik dahinter war, dass nach afrikanischer Tradition jede Frau, die ungefähr so<text:s/>alt<text:s/>ist wie deine eigene Mutter, ist auch deine Mutter und muss genauso<text:s/>respektvoll<text:s/>behandelt werden.<text:s/>Also<text:s/>war es für die Soldaten und Polizisten so, als ob sie ihre eigenen Mütter verletzten.<text:s/></text:p>
      <text:soft-page-break/>
      <text:p text:style-name="Standard">Wangari Maathai wurde besonders stark verletzt und war in einem Koma. Die Protestoren brachen Maathai und andere verletzte Protestoren in Krankenhäuser.</text:p>
      <text:p text:style-name="Standard">Am nächsten Tag kehrten die Frauen zurück zu Uhuru Park.<text:s/>Eine Kirche hat ihnen angeboten, sich in ihrem Bunker zu verstecken, was sie auch taten.</text:p>
      <text:p text:style-name="Standard">Insgesamt 11 Monate verbrachten sie in der Kirche. Es trafen<text:s/>sich viele Leute, manchmal sogar bis zu 1000 und sprachen über Demokratie und die Regierung.<text:s/>Bei den Treffungen wurden die Leute belehrt, dass es falsch ist Leute wegen ihren politischen Meinungen einzusperren und friedliche Proteste wie ihr geradigere legal sein sollten.</text:p>
      <text:p text:style-name="Standard">Nach den 11 Monaten wurden die Leute, die wegen ihren politischen Meinungen verhaftet wurden, freigelass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de" style:country-asian="DE" fo:hyphenate="true"/>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1-11T14:46:00Z</meta:creation-date>
    <dc:date>2023-11-23T15:38:00Z</dc:date>
    <meta:template xlink:href="Normal" xlink:type="simple"/>
    <meta:editing-cycles>238</meta:editing-cycles>
    <meta:editing-duration>PT0S</meta:editing-duration>
    <meta:document-statistic meta:page-count="11" meta:paragraph-count="44" meta:word-count="3064" meta:character-count="22325" meta:row-count="160" meta:non-whitespace-character-count="19305"/>
  </office:meta>
</office:document-meta>
</file>